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a8c" officeooo:paragraph-rsid="0006b273"/>
    </style:style>
    <style:style style:name="P2" style:family="paragraph" style:parent-style-name="Standard">
      <style:text-properties officeooo:rsid="00064a8c" officeooo:paragraph-rsid="00086839"/>
    </style:style>
    <style:style style:name="P3" style:family="paragraph" style:parent-style-name="Standard">
      <style:text-properties fo:font-weight="bold" officeooo:rsid="00064a8c" officeooo:paragraph-rsid="000661c5" style:font-weight-asian="bold" style:font-weight-complex="bold"/>
    </style:style>
    <style:style style:name="P4" style:family="paragraph" style:parent-style-name="Standard">
      <style:text-properties style:font-name="Liberation Sans" officeooo:rsid="00064a8c" officeooo:paragraph-rsid="00086839"/>
    </style:style>
    <style:style style:name="P5" style:family="paragraph" style:parent-style-name="Standard">
      <style:text-properties style:font-name="Liberation Sans" officeooo:rsid="00064a8c" officeooo:paragraph-rsid="000661c5"/>
    </style:style>
    <style:style style:name="P6" style:family="paragraph" style:parent-style-name="Standard">
      <style:text-properties style:font-name="Liberation Sans" officeooo:rsid="00064a8c" officeooo:paragraph-rsid="0006b273"/>
    </style:style>
    <style:style style:name="P7" style:family="paragraph" style:parent-style-name="Standard">
      <style:text-properties style:font-name="Liberation Sans" officeooo:rsid="00064a8c" officeooo:paragraph-rsid="000b0e87"/>
    </style:style>
    <style:style style:name="P8" style:family="paragraph" style:parent-style-name="Standard">
      <style:text-properties style:font-name="Liberation Sans" officeooo:rsid="00064a8c" officeooo:paragraph-rsid="00064a8c"/>
    </style:style>
    <style:style style:name="P9" style:family="paragraph" style:parent-style-name="Standard">
      <style:text-properties style:font-name="Liberation Sans" officeooo:rsid="00064a8c" officeooo:paragraph-rsid="000930dc"/>
    </style:style>
    <style:style style:name="P10" style:family="paragraph" style:parent-style-name="Standard">
      <style:text-properties style:font-name="Liberation Sans" officeooo:rsid="00064a8c" officeooo:paragraph-rsid="000a0f19"/>
    </style:style>
    <style:style style:name="P11" style:family="paragraph" style:parent-style-name="Standard">
      <style:text-properties style:font-name="Liberation Sans" officeooo:rsid="00064a8c" officeooo:paragraph-rsid="000cde9e"/>
    </style:style>
    <style:style style:name="P12" style:family="paragraph" style:parent-style-name="Standard">
      <style:paragraph-properties>
        <style:tab-stops>
          <style:tab-stop style:position="6.324cm"/>
        </style:tab-stops>
      </style:paragraph-properties>
      <style:text-properties style:font-name="Liberation Sans" officeooo:rsid="00064a8c" officeooo:paragraph-rsid="00086839"/>
    </style:style>
    <style:style style:name="P13" style:family="paragraph" style:parent-style-name="Standard">
      <style:text-properties style:font-name="Liberation Sans" officeooo:rsid="00054f5b" officeooo:paragraph-rsid="00054f5b"/>
    </style:style>
    <style:style style:name="P14" style:family="paragraph" style:parent-style-name="Standard">
      <style:text-properties style:font-name="Liberation Sans" officeooo:rsid="00054f5b" officeooo:paragraph-rsid="00086839"/>
    </style:style>
    <style:style style:name="P15" style:family="paragraph" style:parent-style-name="Standard">
      <style:text-properties style:font-name="Liberation Sans" officeooo:rsid="00054f5b" officeooo:paragraph-rsid="00064a8c"/>
    </style:style>
    <style:style style:name="P16" style:family="paragraph" style:parent-style-name="Standard">
      <style:text-properties style:font-name="Liberation Sans" officeooo:rsid="00054f5b" officeooo:paragraph-rsid="000930dc"/>
    </style:style>
    <style:style style:name="P17" style:family="paragraph" style:parent-style-name="Standard">
      <style:text-properties style:font-name="Liberation Sans" officeooo:rsid="00054f5b" officeooo:paragraph-rsid="000cde9e"/>
    </style:style>
    <style:style style:name="P18" style:family="paragraph" style:parent-style-name="Standard">
      <style:text-properties style:font-name="Liberation Sans" officeooo:paragraph-rsid="000a0f19"/>
    </style:style>
    <style:style style:name="P19" style:family="paragraph" style:parent-style-name="Standard">
      <style:paragraph-properties fo:text-align="start" style:justify-single-word="false">
        <style:tab-stops>
          <style:tab-stop style:position="6.297cm"/>
        </style:tab-stops>
      </style:paragraph-properties>
      <style:text-properties style:font-name="Liberation Sans" officeooo:rsid="000cde9e" officeooo:paragraph-rsid="000cde9e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22pt" fo:font-weight="bold" officeooo:rsid="00054f5b" officeooo:paragraph-rsid="00054f5b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6.297cm"/>
        </style:tab-stops>
      </style:paragraph-properties>
      <style:text-properties style:font-name="Liberation Sans" fo:font-weight="bold" officeooo:rsid="000cde9e" officeooo:paragraph-rsid="000cde9e" style:font-weight-asian="bold" style:font-weight-complex="bold"/>
    </style:style>
    <style:style style:name="P22" style:family="paragraph" style:parent-style-name="Standard">
      <style:text-properties style:font-name="Liberation Sans" fo:font-weight="bold" officeooo:rsid="00054f5b" officeooo:paragraph-rsid="00054f5b" style:font-weight-asian="bold" style:font-weight-complex="bold"/>
    </style:style>
    <style:style style:name="P23" style:family="paragraph" style:parent-style-name="Standard">
      <style:text-properties style:font-name="Liberation Sans" fo:font-weight="bold" officeooo:rsid="00054f5b" officeooo:paragraph-rsid="000930dc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064a8c" officeooo:paragraph-rsid="00086839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064a8c" officeooo:paragraph-rsid="000cde9e" style:font-weight-asian="bold" style:font-weight-complex="bold"/>
    </style:style>
    <style:style style:name="P26" style:family="paragraph" style:parent-style-name="Standard">
      <style:text-properties style:font-name="Liberation Sans" fo:font-weight="bold" officeooo:rsid="00064a8c" officeooo:paragraph-rsid="000930dc" style:font-weight-asian="bold" style:font-weight-complex="bold"/>
    </style:style>
    <style:style style:name="P27" style:family="paragraph" style:parent-style-name="Standard">
      <style:text-properties style:font-name="Liberation Sans" style:text-underline-style="none" officeooo:rsid="000cde9e" officeooo:paragraph-rsid="000cde9e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text-properties style:font-name="Liberation Sans" officeooo:paragraph-rsid="00086839"/>
    </style:style>
    <style:style style:name="P30" style:family="paragraph" style:parent-style-name="Text_20_body" style:list-style-name="L2">
      <style:text-properties style:font-name="Liberation Sans"/>
    </style:style>
    <style:style style:name="P31" style:family="paragraph" style:parent-style-name="Text_20_body" style:list-style-name="L2">
      <style:text-properties style:font-name="Liberation Sans" officeooo:paragraph-rsid="000a0f19"/>
    </style:style>
    <style:style style:name="P32" style:family="paragraph" style:parent-style-name="Text_20_body" style:list-style-name="L2">
      <style:text-properties style:font-name="Liberation Sans" officeooo:rsid="000a0f19" officeooo:paragraph-rsid="000a0f19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ans"/>
    </style:style>
    <style:style style:name="P34" style:family="paragraph" style:parent-style-name="Text_20_body" style:list-style-name="L1">
      <style:paragraph-properties fo:margin-top="0cm" fo:margin-bottom="0cm" style:contextual-spacing="false"/>
      <style:text-properties style:font-name="Liberation Sans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Liberation Sans" officeooo:paragraph-rsid="00086839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style:font-name="Liberation Sans" officeooo:rsid="00086839" officeooo:paragraph-rsid="00086839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ans" officeooo:paragraph-rsid="00086839"/>
    </style:style>
    <style:style style:name="P38" style:family="paragraph" style:parent-style-name="Header">
      <style:text-properties fo:font-size="10pt" officeooo:rsid="000cde9e" officeooo:paragraph-rsid="000cde9e" style:font-size-asian="10pt" style:font-size-complex="10pt"/>
    </style:style>
    <style:style style:name="T1" style:family="text">
      <style:text-properties officeooo:rsid="00054f5b"/>
    </style:style>
    <style:style style:name="T2" style:family="text">
      <style:text-properties officeooo:rsid="00064a8c"/>
    </style:style>
    <style:style style:name="T3" style:family="text">
      <style:text-properties officeooo:rsid="000661c5"/>
    </style:style>
    <style:style style:name="T4" style:family="text">
      <style:text-properties officeooo:rsid="0006b273"/>
    </style:style>
    <style:style style:name="T5" style:family="text">
      <style:text-properties officeooo:rsid="00086839"/>
    </style:style>
    <style:style style:name="T6" style:family="text">
      <style:text-properties officeooo:rsid="000930dc"/>
    </style:style>
    <style:style style:name="T7" style:family="text">
      <style:text-properties officeooo:rsid="000a0f19"/>
    </style:style>
    <style:style style:name="T8" style:family="text">
      <style:text-properties officeooo:rsid="000cde9e"/>
    </style:style>
    <style:style style:name="T9" style:family="text">
      <style:text-properties fo:font-weight="bold" officeooo:rsid="000cde9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64a8c"/>
    </style:style>
    <style:style style:name="T12" style:family="text">
      <style:text-properties style:text-underline-style="solid" style:text-underline-width="auto" style:text-underline-color="font-color" officeooo:rsid="00086839"/>
    </style:style>
    <style:style style:name="T13" style:family="text">
      <style:text-properties style:text-underline-style="solid" style:text-underline-width="auto" style:text-underline-color="font-color" officeooo:rsid="0006b273"/>
    </style:style>
    <style:style style:name="T14" style:family="text">
      <style:text-properties style:text-underline-style="solid" style:text-underline-width="auto" style:text-underline-color="font-color" officeooo:rsid="000661c5"/>
    </style:style>
    <style:style style:name="T15" style:family="text">
      <style:text-properties style:text-underline-style="solid" style:text-underline-width="auto" style:text-underline-color="font-color" officeooo:rsid="000930dc"/>
    </style:style>
    <style:style style:name="T16" style:family="text">
      <style:text-properties style:text-underline-style="solid" style:text-underline-width="auto" style:text-underline-color="font-color" officeooo:rsid="000cde9e"/>
    </style:style>
    <style:style style:name="T17" style:family="text">
      <style:text-properties style:text-underline-style="solid" style:text-underline-width="auto" style:text-underline-color="font-color" officeooo:rsid="000a0f19"/>
    </style:style>
    <style:style style:name="T18" style:family="text">
      <style:text-properties style:text-underline-style="none" officeooo:rsid="0006b273"/>
    </style:style>
    <style:style style:name="T19" style:family="text">
      <style:text-properties style:text-underline-style="none" officeooo:rsid="000cde9e"/>
    </style:style>
    <style:style style:name="T20" style:family="text">
      <style:text-properties officeooo:rsid="000fd76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<text:s/>– 20.10.15</text:p>
      <text:p text:style-name="P13"/>
      <text:p text:style-name="P13"/>
      <text:p text:style-name="P19"/>
      <text:p text:style-name="P21">Tagesordnung</text:p>
      <text:p text:style-name="P17"><text:tab/><text:tab/><text:tab/><text:tab/><text:tab/>1. Kundengespräch</text:p>
      <text:p text:style-name="P13"><text:tab/><text:tab/><text:tab/><text:tab/><text:tab/>2. Weitere Fragen</text:p>
      <text:p text:style-name="P13"><text:tab/><text:tab/><text:tab/><text:tab/><text:tab/>3. Ziele</text:p>
      <text:p text:style-name="P13"><text:tab/><text:tab/><text:tab/><text:tab/><text:tab/>4. Sonstiges</text:p>
      <text:p text:style-name="P13"/>
      <text:p text:style-name="P13"/>
      <text:p text:style-name="P22">1. Kundengespräch</text:p>
      <text:p text:style-name="P22"><text:span text:style-name="T8">1.1 </text:span>Pflichtanforderung an die Software:</text:p>
      <text:p text:style-name="P13"/>
      <text:p text:style-name="P13"/>
      <text:p text:style-name="P14"><text:span text:style-name="T2"><text:tab/><text:tab/><text:tab/></text:span><text:span text:style-name="T11">Katalog </text:span><text:tab/>Katalog <text:span text:style-name="T5">besteht aus Produkten</text:span></text:p>
      <text:p text:style-name="P14"/>
      <text:p text:style-name="P14"/>
      <text:p text:style-name="P14"><text:tab/><text:tab/><text:tab/><text:span text:style-name="T12">Produkt</text:span><text:tab/>Artikelname, Preis, Bestand, Kundenmeinung </text:p>
      <text:p text:style-name="P14"><text:tab/><text:tab/><text:tab/><text:tab/><text:tab/><text:span text:style-name="T5">und Link zur Herstellerseite</text:span></text:p>
      <text:p text:style-name="P13"><text:tab/><text:tab/><text:tab/><text:tab/><text:tab/>(Bewertung mit oder ohne Kommentar)</text:p>
      <text:p text:style-name="P13"/>
      <text:p text:style-name="P13"><text:tab/><text:tab/><text:tab/><text:tab/><text:tab/></text:p>
      <text:p text:style-name="P13"><text:tab/><text:tab/><text:span text:style-name="T12">Sortimentspflege</text:span><text:tab/>Sortiment-Ranking zur Ermittlung der <text:span text:style-name="T2">schlecht verkauften </text:span></text:p>
      <text:p text:style-name="P13"><text:tab/><text:tab/><text:tab/><text:tab/><text:tab/><text:span text:style-name="T2">Produkte (evtl. nach bst. Kriterien)</text:span></text:p>
      <text:p text:style-name="P13"/>
      <text:p text:style-name="P13"/>
      <text:p text:style-name="P15"><text:span text:style-name="T2"><text:s text:c="3"/></text:span><text:span text:style-name="T12">Abwicklung</text:span><text:span text:style-name="T11"> von Einkäufen</text:span><text:span text:style-name="T2"><text:tab/>Darstellung Vorgang mittels Warenkorb und</text:span></text:p>
      <text:p text:style-name="P15"><text:span text:style-name="T2"><text:tab/><text:tab/><text:tab/><text:tab/><text:tab/>Zusammenfassung der ausgesuchten Artikel</text:span></text:p>
      <text:p text:style-name="P15"/>
      <text:p text:style-name="P15"><text:tab/><text:tab/><text:tab/><text:tab/><text:tab/><text:span text:style-name="T2">Mail-Benachrichtigung bei Bestellung </text:span></text:p>
      <text:p text:style-name="P15"><text:span text:style-name="T2"><text:tab/><text:tab/><text:tab/><text:tab/><text:tab/>(mit Zusammenfassung der Artikel)</text:span></text:p>
      <text:p text:style-name="P15"><text:tab/></text:p>
      <text:p text:style-name="P15"><text:tab/><text:tab/><text:tab/><text:tab/><text:tab/><text:span text:style-name="T2">E-mail bei Versand mit Rechnung</text:span></text:p>
      <text:p text:style-name="P15"/>
      <text:p text:style-name="P15"/>
      <text:p text:style-name="P15"><text:tab/><text:span text:style-name="T11">Rabattbehandlung</text:span><text:tab/><text:tab/><text:span text:style-name="T2">Rabattbehandlung für Kundenkonten</text:span></text:p>
      <text:p text:style-name="P15"><text:tab/><text:tab/><text:tab/><text:tab/><text:tab/><text:span text:style-name="T2">Vermerk der aktuellen Punkte</text:span></text:p>
      <text:p text:style-name="P15"><text:tab/><text:tab/><text:tab/><text:tab/><text:tab/></text:p>
      <text:p text:style-name="P15"/>
      <text:p text:style-name="P15"><text:tab/><text:span text:style-name="T11">Retouren</text:span><text:span text:style-name="T2"><text:tab/><text:tab/><text:tab/>Beantragung über Kundenaccount mit Begründung</text:span></text:p>
      <text:p text:style-name="P15"/>
      <text:p text:style-name="P8"/>
      <text:p text:style-name="P8"><text:tab/><text:span text:style-name="T10">Ermittlung des</text:span> <text:tab/><text:tab/>Vergleich der Einnahmen und Ausgaben </text:p>
      <text:p text:style-name="P8"><text:tab/><text:span text:style-name="T10">Geschäftsergebnisses</text:span><text:tab/><text:tab/>(Einkaufs-und Verkaufspreis der Artikel)</text:p>
      <text:p text:style-name="P8"><text:tab/><text:tab/><text:tab/><text:tab/><text:tab/></text:p>
      <text:p text:style-name="P8"><text:tab/><text:tab/><text:tab/><text:tab/><text:tab/>Darstellung der Bilanz monatlich (30-Tage Intervall)</text:p>
      <text:p text:style-name="P8"/>
      <text:p text:style-name="P8"/>
      <text:p text:style-name="P8"><text:tab/><text:span text:style-name="T13">Newsletter</text:span><text:span text:style-name="T4"><text:tab/><text:tab/><text:tab/>Schnittstelle Admin oder Mitarbeiter</text:span></text:p>
      <text:p text:style-name="P8"><text:soft-page-break/></text:p>
      <text:p text:style-name="P8"><text:tab/><text:tab/><text:tab/><text:tab/><text:tab/><text:span text:style-name="T4">Wöchentlicher E-mailVersand über Button</text:span></text:p>
      <text:p text:style-name="P4"/>
      <text:p text:style-name="P4"><text:tab/><text:tab/><text:tab/><text:tab/><text:tab/><text:span text:style-name="T4">Inhalt der Mail wird per Hand verfasst</text:span></text:p>
      <text:p text:style-name="P4"/>
      <text:p text:style-name="P12"/>
      <text:p text:style-name="P12"><text:span text:style-name="T18"><text:s text:c="11"/></text:span><text:span text:style-name="T13">Mit Emma in 80 Tage</text:span><text:span text:style-name="T18"> <text:tab/>Ranking der 10% besten Werber</text:span></text:p>
      <text:p text:style-name="P27"><text:tab/><text:span text:style-name="T10">um die Welt</text:span></text:p>
      <text:p text:style-name="P2"><text:tab/></text:p>
      <text:p text:style-name="P2"/>
      <text:p text:style-name="P4"><text:span text:style-name="T9">1.2 Rollen:</text:span></text:p>
      <text:p text:style-name="P5"/>
      <text:p text:style-name="P5"/>
      <text:p text:style-name="P5"><text:tab/><text:tab/><text:span text:style-name="T14">Gast</text:span><text:span text:style-name="T3"><text:tab/><text:tab/><text:tab/>Zugang zum Katalog und Warenkorb</text:span></text:p>
      <text:p text:style-name="P5"><text:tab/><text:tab/><text:tab/><text:tab/><text:tab/></text:p>
      <text:p text:style-name="P5"/>
      <text:p text:style-name="P5"><text:tab/><text:tab/><text:span text:style-name="T14">Kunde<text:tab/></text:span><text:span text:style-name="T3"><text:tab/><text:tab/>Erweiterung des Gastzugangs</text:span></text:p>
      <text:p text:style-name="P5"><text:tab/><text:tab/><text:tab/><text:tab/><text:tab/><text:span text:style-name="T3">Zusätzlich:<text:tab/></text:span></text:p>
      <text:p text:style-name="P5"><text:tab/><text:tab/><text:tab/><text:tab/><text:tab/><text:tab/><text:tab/>* <text:span text:style-name="T3">besitzt ein Profil mit Username/Name, <text:tab/><text:tab/><text:tab/><text:tab/><text:tab/><text:tab/><text:tab/> <text:s text:c="2"/>Adresse und E-mail</text:span></text:p>
      <text:p text:style-name="P5"><text:tab/><text:tab/><text:tab/><text:tab/><text:tab/><text:tab/><text:tab/>* <text:span text:style-name="T3">kann seine Daten ändern und Retouren <text:tab/><text:tab/><text:tab/><text:tab/><text:tab/><text:tab/><text:tab/> <text:s text:c="2"/>tätigen</text:span></text:p>
      <text:p text:style-name="P5"><text:tab/><text:tab/><text:tab/><text:tab/><text:tab/><text:tab/><text:tab/>* <text:span text:style-name="T3">Konto besitzt Passwort-vergessen und <text:tab/><text:tab/><text:tab/><text:tab/><text:tab/><text:tab/><text:tab/> <text:s text:c="2"/>ändern</text:span> <text:span text:style-name="T3">Funktion</text:span></text:p>
      <text:p text:style-name="P5"><text:tab/><text:tab/><text:tab/><text:tab/><text:tab/><text:tab/><text:tab/></text:p>
      <text:p text:style-name="P5"><text:tab/><text:tab/><text:tab/><text:tab/><text:tab/><text:tab/><text:tab/><text:tab/></text:p>
      <text:p text:style-name="P5"><text:tab/><text:tab/><text:span text:style-name="T14">Mitarbeiter</text:span><text:span text:style-name="T3"><text:tab/><text:tab/>Einsicht und Filterung der Kommentare und Bewertung </text:span></text:p>
      <text:p text:style-name="P6"><text:span text:style-name="T3"><text:tab/><text:tab/><text:tab/><text:tab/><text:tab/></text:span></text:p>
      <text:p text:style-name="P6"><text:span text:style-name="T3"><text:tab/><text:tab/><text:tab/><text:tab/><text:tab/>Lagererhaltung und Einkauf des Sortiments</text:span></text:p>
      <text:p text:style-name="P6"><text:span text:style-name="T3"><text:tab/><text:tab/><text:tab/><text:tab/><text:tab/></text:span></text:p>
      <text:p text:style-name="P6"><text:span text:style-name="T3"><text:tab/><text:tab/><text:tab/><text:tab/><text:tab/>Entfernen und Hinzufügen von Produkten <text:tab/><text:tab/><text:tab/><text:tab/><text:tab/></text:span></text:p>
      <text:p text:style-name="P6"/>
      <text:p text:style-name="P6"><text:tab/><text:tab/><text:span text:style-name="T13">Admin</text:span><text:span text:style-name="T4"><text:tab/><text:tab/><text:tab/>Mehrere Admin-Accounts möglich, min. einer muss fest <text:tab/><text:tab/><text:tab/><text:tab/><text:tab/>sein</text:span></text:p>
      <text:p text:style-name="P7"><text:tab/><text:tab/><text:tab/><text:tab/></text:p>
      <text:p text:style-name="P7"><text:tab/><text:tab/><text:tab/><text:tab/><text:tab/><text:span text:style-name="T4">Personalverwaltung</text:span></text:p>
      <text:p text:style-name="P7"><text:tab/><text:tab/><text:tab/><text:tab/></text:p>
      <text:p text:style-name="P7"><text:tab/><text:tab/><text:tab/><text:tab/><text:tab/><text:span text:style-name="T4">Zugriff auf Geschäftsergebnis</text:span></text:p>
      <text:p text:style-name="P1"/>
      <text:p text:style-name="P3"><text:tab/><text:tab/><text:tab/><text:tab/><text:tab/></text:p>
      <text:p text:style-name="P24"><text:span text:style-name="T5">2. Fragen</text:span></text:p>
      <text:p text:style-name="P4"/>
      <text:p text:style-name="P29"><text:span text:style-name="T2"><text:tab/></text:span></text:p>
      <text:list xml:id="list8669818742671341066" text:style-name="L1">
        <text:list-header>
          <text:p text:style-name="P34">M<text:span text:style-name="T5">ü</text:span>ssen <text:span text:style-name="T5">K</text:span>undenmeinungen <text:span text:style-name="T5">vor der Veröffentlichung </text:span>auf Sinnhaftigkeit <text:span text:style-name="T5">ü</text:span>berpr<text:span text:style-name="T5">üf</text:span>t werden?</text:p>
        </text:list-header>
      </text:list>
      <text:p text:style-name="P33"><text:tab/><text:tab/><text:tab/>→<text:span text:style-name="T6"> Filterung auf Schimpfwörter</text:span></text:p>
      <text:p text:style-name="P33"/>
      <text:list xml:id="list152804576104222" text:continue-numbering="true" text:style-name="L1">
        <text:list-item>
          <text:list>
            <text:list-header>
              <text:p text:style-name="P36">Ist eine anonyme Abgabe möglich?</text:p>
              <text:list>
                <text:list-header>
                  <text:p text:style-name="P35"><text:soft-page-break/><text:span text:style-name="T5">→ Kann-Kriterium</text:span></text:p>
                  <text:p text:style-name="P35"/>
                </text:list-header>
              </text:list>
            </text:list-header>
          </text:list>
        </text:list-item>
      </text:list>
      <text:p text:style-name="P37"><text:tab/><text:span text:style-name="T5">Kann jeder Kunde für jedes Produkt Bewertungen abgeben? </text:span></text:p>
      <text:p text:style-name="P37"><text:tab/><text:tab/><text:span text:style-name="T5">Oder gibt es Einschränkungen?</text:span></text:p>
      <text:p text:style-name="P37"><text:tab/><text:tab/><text:tab/>*<text:span text:style-name="T5">Jeder User kann für jedes Produkt genau eine Bewertung abgeben</text:span></text:p>
      <text:p text:style-name="P37"/>
      <text:list xml:id="list152805214486294" text:continue-numbering="true" text:style-name="L1">
        <text:list-header>
          <text:p text:style-name="P36">Gibt es Vorgaben für Gestaltung und Inhalt des Newsletters?</text:p>
          <text:list text:continue-numbering="true">
            <text:list-header>
              <text:p text:style-name="P36">Sollen nur eine Produkte geworben werden?</text:p>
              <text:list>
                <text:list-header>
                  <text:p text:style-name="P34">*<text:span text:style-name="T6">Der Newsletter kann schlicht gehalten werden</text:span></text:p>
                  <text:p text:style-name="P36"><text:s/></text:p>
                </text:list-header>
              </text:list>
            </text:list-header>
          </text:list>
          <text:p text:style-name="P34">Besitzt Emma eine <text:span text:style-name="T6">z</text:span>ertifizierte Domain f<text:span text:style-name="T6">ü</text:span>r <text:span text:style-name="T6">E-</text:span>mails? </text:p>
          <text:list>
            <text:list-item>
              <text:list>
                <text:list-header>
                  <text:p text:style-name="P34">*Nein </text:p>
                </text:list-header>
              </text:list>
            </text:list-item>
          </text:list>
        </text:list-header>
      </text:list>
      <text:p text:style-name="P33"/>
      <text:p text:style-name="P33"/>
      <text:list xml:id="list152805782532503" text:continue-numbering="true" text:style-name="L1">
        <text:list-header>
          <text:p text:style-name="P34">Welche Werber sind die mit dem h<text:span text:style-name="T6">ö</text:span>chsten Rabattkontofluss? </text:p>
          <text:list>
            <text:list-item>
              <text:list>
                <text:list-header>
                  <text:p text:style-name="P34">*Die Bewerber, <text:span text:style-name="T6">die am meisten einkaufen</text:span></text:p>
                </text:list-header>
              </text:list>
              <text:p text:style-name="P34"/>
            </text:list-item>
          </text:list>
          <text:p text:style-name="P34">Gibt Designkriterien <text:span text:style-name="T6">für </text:span><text:s/>d<text:span text:style-name="T6">ie</text:span> Firma Emma? </text:p>
        </text:list-header>
      </text:list>
      <text:p text:style-name="P28"><text:tab/><text:tab/><text:tab/>*<text:span text:style-name="T6">Nein, es gibt keine Vorgaben</text:span></text:p>
      <text:p text:style-name="P25"><text:tab/></text:p>
      <text:p text:style-name="P25"><text:tab/></text:p>
      <text:p text:style-name="P23"><text:span text:style-name="T6">3. Ziele</text:span></text:p>
      <text:p text:style-name="P23"><text:span text:style-name="T20">3.1 Bis nächste Woche( 26.10.15 23 Uhr)</text:span></text:p>
      <text:p text:style-name="P16"/>
      <text:p text:style-name="P16"><text:tab/><text:tab/><text:span text:style-name="T15">Pflichtteil</text:span><text:span text:style-name="T6"> <text:tab/><text:tab/><text:tab/><text:tab/><text:tab/></text:span></text:p>
      <text:p text:style-name="P17"><text:tab/><text:tab/><text:tab/><text:tab/><text:tab/><text:span text:style-name="T6">Kontext-Diagramm<text:tab/><text:tab/></text:span></text:p>
      <text:p text:style-name="P17"/>
      <text:p text:style-name="P17"><text:tab/><text:tab/><text:tab/><text:tab/><text:tab/><text:span text:style-name="T6">Top-Level-Architektur <text:s/><text:tab/></text:span></text:p>
      <text:p text:style-name="P17"><text:tab/></text:p>
      <text:p text:style-name="P8"><text:tab/><text:tab/><text:tab/><text:tab/><text:tab/><text:span text:style-name="T6">Use-Case-Diagramm</text:span></text:p>
      <text:p text:style-name="P8"/>
      <text:p text:style-name="P9"><text:tab/><text:tab/><text:span text:style-name="T16">Kann</text:span></text:p>
      <text:p text:style-name="P11"><text:tab/><text:tab/><text:tab/><text:tab/><text:tab/><text:span text:style-name="T6">Pflichtenheft</text:span></text:p>
      <text:p text:style-name="P11"/>
      <text:p text:style-name="P11"><text:tab/><text:tab/><text:tab/><text:tab/><text:tab/><text:span text:style-name="T1">Akzeptanztestfälle</text:span></text:p>
      <text:p text:style-name="P11"/>
      <text:p text:style-name="P11"/>
      <text:p text:style-name="P26"><text:span text:style-name="T20">3.2 Bis spätestens 2 Wochen ( 02.10.15 23 Uhr)</text:span></text:p>
      <text:p text:style-name="P9"/>
      <text:p text:style-name="P9"><text:span text:style-name="T6"><text:tab/><text:tab/></text:span><text:span text:style-name="T15">Pflichtteil</text:span></text:p>
      <text:p text:style-name="P9"><text:span text:style-name="T6"><text:tab/><text:tab/><text:tab/><text:tab/><text:tab/>Pflichtenheft (Anforderung) durchnumeriert</text:span></text:p>
      <text:p text:style-name="P9"/>
      <text:p text:style-name="P9"><text:span text:style-name="T6"><text:tab/><text:tab/><text:tab/><text:tab/><text:tab/>Akzeptanztestfälle</text:span></text:p>
      <text:p text:style-name="P9"/>
      <text:p text:style-name="P9"><text:span text:style-name="T6"><text:tab/><text:tab/><text:tab/><text:tab/><text:tab/>Analyse-Klassendiagramm</text:span></text:p>
      <text:p text:style-name="P9"/>
      <text:p text:style-name="P9"><text:soft-page-break/><text:span text:style-name="T6"><text:tab/><text:tab/><text:tab/><text:tab/><text:tab/>Sequenz-Diagramm</text:span></text:p>
      <text:p text:style-name="P9"/>
      <text:p text:style-name="P9"><text:span text:style-name="T6"><text:tab/><text:tab/><text:tab/><text:tab/><text:tab/>GUI-Prototyp (Layout, Header, Navigation <text:tab/><text:tab/><text:tab/><text:tab/><text:tab/><text:tab/><text:tab/>mit Mock-up-Tool)</text:span></text:p>
      <text:p text:style-name="P9"/>
      <text:p text:style-name="P9"/>
      <text:p text:style-name="P26"><text:span text:style-name="T6">4. Sonstiges</text:span></text:p>
      <text:p text:style-name="P9"/>
      <text:p text:style-name="P9"/>
      <text:p text:style-name="P18"><text:tab/><text:span text:style-name="T10">Versionsverwaltung</text:span><text:tab/><text:tab/>F<text:span text:style-name="T7">ü</text:span>r jede Programmieraufgabe wird ein Issue angelegt </text:p>
      <text:list xml:id="list4000484477311683389" text:style-name="L2">
        <text:list-header>
          <text:p text:style-name="P30"><text:s text:c="24"/><text:tab/><text:tab/>Issues werden mit <text:span text:style-name="T7">M</text:span>ilestones assoziiert </text:p>
          <text:p text:style-name="P31"><text:span text:style-name="T17">Kommunikation</text:span><text:span text:style-name="T7"><text:tab/><text:tab/>Christoph wird in Slack einklinkt </text:span><text:s/></text:p>
          <text:p text:style-name="P32"><text:span text:style-name="T10">UML-Draw-Tool</text:span><text:tab/><text:tab/>Entscheidung für Magic-Draw</text:p>
        </text:list-header>
      </text:list>
      <text:p text:style-name="P10"><text:span text:style-name="T6"><text:tab/><text:tab/><text:tab/><text:tab/><text:tab/>Christoph sendet uns die Lizenz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cde9e" officeooo:paragraph-rsid="000cd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nda Doan<text:tab/><text:tab/>21.10.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29:19.665428900</meta:creation-date>
    <dc:date>2015-10-21T15:28:04.336844378</dc:date>
    <meta:editing-duration>PT1H9M4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103" meta:word-count="389" meta:character-count="3331" meta:non-whitespace-character-count="2621"/>
  </office:meta>
</office:document-meta>
</file>